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99cc99" draw:textarea-horizontal-align="justify" draw:textarea-vertical-align="middle" draw:auto-grow-height="false" fo:min-height="1.338cm" fo:min-width="5.4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svg:stroke-color="#000000" draw:fill-color="#99cc99" draw:textarea-horizontal-align="justify" draw:textarea-vertical-align="middle" draw:auto-grow-height="false" fo:min-height="1.685cm" fo:min-width="3.358cm"/>
    </style:style>
    <style:style style:name="gr4" style:family="graphic" style:parent-style-name="standard">
      <style:graphic-properties draw:stroke="none" svg:stroke-color="#000000" draw:fill="none" draw:fill-color="#cccc99" draw:textarea-horizontal-align="left" draw:auto-grow-height="true" draw:auto-grow-width="true" fo:min-height="1.423cm" fo:min-width="3.774cm"/>
    </style:style>
    <style:style style:name="gr5" style:family="graphic" style:parent-style-name="standard">
      <style:graphic-properties draw:stroke="none" svg:stroke-color="#000000" draw:fill="none" draw:fill-color="#99cc99" draw:textarea-horizontal-align="left" draw:auto-grow-height="true" draw:auto-grow-width="true" fo:min-height="1.423cm" fo:min-width="3.139cm"/>
    </style:style>
    <style:style style:name="gr6" style:family="graphic" style:parent-style-name="standard">
      <style:graphic-properties draw:stroke="none" svg:stroke-color="#000000" draw:fill="none" draw:fill-color="#99cc99" draw:textarea-horizontal-align="left" draw:auto-grow-height="true" draw:auto-grow-width="true" fo:min-height="1.423cm" fo:min-width="2.771cm"/>
    </style:style>
    <style:style style:name="gr7" style:family="graphic" style:parent-style-name="standard">
      <style:graphic-properties draw:stroke="none" svg:stroke-color="#000000" draw:fill="none" draw:fill-color="#99cc99" draw:textarea-horizontal-align="left" draw:auto-grow-height="true" draw:auto-grow-width="true" fo:min-height="1.423cm" fo:min-width="2.576cm"/>
    </style:style>
    <style:style style:name="gr8" style:family="graphic" style:parent-style-name="standard">
      <style:graphic-properties svg:stroke-color="#000000" draw:fill-color="#99cc99" draw:textarea-horizontal-align="justify" draw:textarea-vertical-align="middle" draw:auto-grow-height="false" fo:min-height="1.685cm" fo:min-width="3.357cm"/>
    </style:style>
    <style:style style:name="gr9" style:family="graphic" style:parent-style-name="standard">
      <style:graphic-properties draw:stroke="none" svg:stroke-color="#000000" draw:fill="none" draw:fill-color="#99cc99" draw:textarea-horizontal-align="left" draw:auto-grow-height="true" draw:auto-grow-width="true" fo:min-height="2.134cm" fo:min-width="2.678cm"/>
    </style:style>
    <style:style style:name="gr10" style:family="graphic" style:parent-style-name="standard">
      <style:graphic-properties draw:stroke="none" svg:stroke-color="#000000" draw:fill="none" draw:fill-color="#99cc99" draw:textarea-horizontal-align="left" draw:auto-grow-height="true" draw:auto-grow-width="true" fo:min-height="1.423cm" fo:min-width="3.774cm"/>
    </style:style>
    <style:style style:name="gr11" style:family="graphic" style:parent-style-name="standard">
      <style:graphic-properties svg:stroke-color="#000000" draw:fill-color="#99cc99" draw:textarea-horizontal-align="justify" draw:textarea-vertical-align="middle" draw:auto-grow-height="false" fo:min-height="0.195cm" fo:min-width="0.723cm"/>
    </style:style>
    <style:style style:name="gr12" style:family="graphic" style:parent-style-name="objectwithoutfill">
      <style:graphic-properties draw:stroke="dash" draw:stroke-dash="Fine_20_Dashed"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4.56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07cm"/>
    </style:style>
    <style:style style:name="gr17" style:family="graphic" style:parent-style-name="standard">
      <style:graphic-properties svg:stroke-color="#000000" draw:fill-color="#99cc99" draw:textarea-horizontal-align="justify" draw:textarea-vertical-align="middle" draw:auto-grow-height="false" fo:min-height="0.195cm" fo:min-width="0.723cm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0.262cm"/>
    </style:style>
    <style:style style:name="P1" style:family="paragraph">
      <loext:graphic-properties draw:fill-color="#99cc99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cccc99"/>
      <style:paragraph-properties fo:text-align="center"/>
    </style:style>
    <style:style style:name="P5" style:family="paragraph">
      <loext:graphic-properties draw:fill="none" draw:fill-color="#99cc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1.588cm" svg:x="7.858cm" svg:y="7.6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74cm" svg:height="0.962cm" svg:x="9.89cm" svg:y="7.975cm">
          <draw:text-box>
            <text:p>DDR</text:p>
          </draw:text-box>
        </draw:frame>
        <draw:custom-shape draw:style-name="gr3" draw:text-style-name="P1" draw:layer="layout" svg:width="4.066cm" svg:height="2.143cm" svg:x="2.919cm" svg:y="4.0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4.274cm" svg:height="1.673cm" svg:x="2.905cm" svg:y="4.28cm">
          <draw:text-box>
            <text:p text:style-name="P3">f1:Read </text:p>
            <text:p text:style-name="P3">Vertex Status</text:p>
          </draw:text-box>
        </draw:frame>
        <draw:custom-shape draw:style-name="gr3" draw:text-style-name="P1" draw:layer="layout" svg:width="4.066cm" svg:height="2.143cm" svg:x="9.091cm" svg:y="4.0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639cm" svg:height="1.673cm" svg:x="9.382cm" svg:y="4.302cm">
          <draw:text-box>
            <text:p text:style-name="P3">f2:Frontier</text:p>
            <text:p text:style-name="P3">Inspection</text:p>
          </draw:text-box>
        </draw:frame>
        <draw:custom-shape draw:style-name="gr3" draw:text-style-name="P1" draw:layer="layout" svg:width="4.066cm" svg:height="2.143cm" svg:x="15.261cm" svg:y="4.0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271cm" svg:height="1.673cm" svg:x="15.732cm" svg:y="4.28cm">
          <draw:text-box>
            <text:p text:style-name="P3">f3:Read </text:p>
            <text:p text:style-name="P3">CSR.RPA</text:p>
          </draw:text-box>
        </draw:frame>
        <draw:custom-shape draw:style-name="gr3" draw:text-style-name="P1" draw:layer="layout" svg:width="4.066cm" svg:height="2.143cm" svg:x="15.041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3.076cm" svg:height="1.673cm" svg:x="15.577cm" svg:y="11.011cm">
          <draw:text-box>
            <text:p text:style-name="P3">f4:Read</text:p>
            <text:p text:style-name="P3">CSR.CIA</text:p>
          </draw:text-box>
        </draw:frame>
        <draw:custom-shape draw:style-name="gr8" draw:text-style-name="P1" draw:layer="layout" svg:width="4.065cm" svg:height="2.143cm" svg:x="8.975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3.178cm" svg:height="2.384cm" svg:x="9.506cm" svg:y="10.681cm">
          <draw:text-box>
            <text:p text:style-name="P3">f5:Read</text:p>
            <text:p text:style-name="P3">Neighbor</text:p>
            <text:p text:style-name="P3">Status</text:p>
          </draw:text-box>
        </draw:frame>
        <draw:custom-shape draw:style-name="gr8" draw:text-style-name="P1" draw:layer="layout" svg:width="4.065cm" svg:height="2.143cm" svg:x="2.905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4.274cm" svg:height="1.673cm" svg:x="2.778cm" svg:y="11.011cm">
          <draw:text-box>
            <text:p text:style-name="P3">f6:Update </text:p>
            <text:p text:style-name="P3">Vertex Status</text:p>
          </draw:text-box>
        </draw:frame>
        <draw:custom-shape draw:style-name="gr11" draw:text-style-name="P1" draw:layer="layout" svg:width="1.397cm" svg:height="0.889cm" svg:x="7.34cm" svg:y="4.67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.397cm" svg:height="0.889cm" svg:x="13.511cm" svg:y="4.67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.397cm" svg:height="0.889cm" draw:transform="rotate (-3.14159265358979) translate (8.671cm 12.31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6" draw:layer="layout" svg:x1="7.858cm" svg:y1="7.604cm" svg:x2="6.842cm" svg:y2="6.055cm">
          <text:p/>
        </draw:line>
        <draw:line draw:style-name="gr12" draw:text-style-name="P6" draw:layer="layout" svg:x1="13.827cm" svg:y1="7.604cm" svg:x2="15.478cm" svg:y2="6.08cm">
          <text:p/>
        </draw:line>
        <draw:line draw:style-name="gr13" draw:text-style-name="P6" draw:layer="layout" svg:x1="6.715cm" svg:y1="10.779cm" svg:x2="7.858cm" svg:y2="9.255cm">
          <text:p/>
        </draw:line>
        <draw:line draw:style-name="gr12" draw:text-style-name="P6" draw:layer="layout" svg:x1="13.827cm" svg:y1="9.255cm" svg:x2="15.224cm" svg:y2="10.906cm">
          <text:p/>
        </draw:line>
        <draw:frame draw:style-name="gr14" draw:text-style-name="P2" draw:layer="layout" svg:width="3.048cm" svg:height="0.962cm" svg:x="16.667cm" svg:y="14.489cm">
          <draw:text-box>
            <text:p>random</text:p>
          </draw:text-box>
        </draw:frame>
        <draw:frame draw:style-name="gr15" draw:text-style-name="P2" draw:layer="layout" svg:width="5.061cm" svg:height="1.016cm" svg:x="3.802cm" svg:y="14.462cm">
          <draw:text-box>
            <text:p>short sequential</text:p>
          </draw:text-box>
        </draw:frame>
        <draw:frame draw:style-name="gr16" draw:text-style-name="P2" draw:layer="layout" svg:width="13.007cm" svg:height="0.962cm" svg:x="5.011cm" svg:y="13.373cm">
          <draw:text-box>
            <text:p>random + short sequential + long sequential </text:p>
          </draw:text-box>
        </draw:frame>
        <draw:custom-shape draw:style-name="gr11" draw:text-style-name="P1" draw:layer="layout" svg:width="1.397cm" svg:height="0.889cm" draw:transform="rotate (-3.14159265358979) translate (14.741cm 12.31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17" draw:text-style-name="P1" draw:layer="layout" svg:width="1.015cm" svg:height="3.682cm" svg:x="16.675cm" svg:y="6.669cm" svg:viewBox="0 0 1016 3683" draw:points="762,3468 1016,3468 509,3683 0,3468 254,3468 254,2969 246,2969 246,0 768,0 768,2969 762,2969">
          <text:p/>
        </draw:polygon>
        <draw:frame draw:style-name="gr18" draw:text-style-name="P2" draw:layer="layout" svg:width="4.972cm" svg:height="0.962cm" svg:x="9.771cm" svg:y="14.489cm">
          <draw:text-box>
            <text:p>long sequential</text:p>
          </draw:text-box>
        </draw:frame>
        <draw:custom-shape draw:style-name="gr19" draw:text-style-name="P7" draw:layer="layout" svg:width="0.762cm" svg:height="0.762cm" svg:x="6.334cm" svg:y="6.715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762cm" svg:height="0.762cm" svg:x="14.462cm" svg:y="9.128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762cm" svg:height="0.762cm" svg:x="6.207cm" svg:y="9.509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762cm" svg:height="0.762cm" svg:x="14.552cm" svg:y="6.954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62cm" svg:height="0.762cm" svg:x="4.175cm" svg:y="13.446cm">
          <text:p text:style-name="P3">1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762cm" svg:height="0.762cm" svg:x="2.913cm" svg:y="14.589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762cm" svg:height="0.762cm" svg:x="8.882cm" svg:y="14.589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62cm" svg:height="0.762cm" svg:x="14.978cm" svg:y="14.589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7.985cm" svg:y1="9.255cm" svg:x2="9.128cm" svg:y2="10.906cm">
          <text:p/>
        </draw:line>
        <draw:custom-shape draw:style-name="gr19" draw:text-style-name="P7" draw:layer="layout" svg:width="0.762cm" svg:height="0.762cm" svg:x="8.816cm" svg:y="9.579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762cm" svg:height="0.762cm" svg:x="15.867cm" svg:y="14.616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15:04:35.389603095</meta:creation-date>
    <dc:date>2017-11-03T10:40:08.397808463</dc:date>
    <meta:editing-duration>PT1H8M42S</meta:editing-duration>
    <meta:editing-cycles>34</meta:editing-cycles>
    <meta:generator>LibreOffice/5.1.6.2$Linux_X86_64 LibreOffice_project/10m0$Build-2</meta:generator>
    <meta:document-statistic meta:object-count="38"/>
  </office:meta>
</office:document-meta>
</file>